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DejaVu Serif" svg:font-family="DejaVu Serif" style:font-family-generic="roman" style:font-pitch="variable" svg:panose-1="2 6 6 3 5 6 5 2 2 4"/>
    <style:font-face style:name="DejaVu Sans" svg:font-family="DejaVu Sans" style:font-family-generic="swiss" style:font-pitch="variable" svg:panose-1="2 11 6 3 3 8 4 2 2 4"/>
    <style:font-face style:name="Noto Sans Devanagari" svg:font-family="Noto Sans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DejaVu Serif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Listenabsatz" style:master-page-name="MP0" style:list-style-name="LFO1" style:family="paragraph">
      <style:paragraph-properties fo:break-before="page"/>
    </style:style>
    <style:style style:name="P2" style:parent-style-name="Listenabsatz" style:list-style-name="LFO1" style:family="paragraph"/>
    <style:style style:name="P3" style:parent-style-name="Listenabsatz" style:list-style-name="LFO1" style:family="paragraph"/>
    <style:style style:name="P4" style:parent-style-name="Listenabsatz" style:list-style-name="LFO1" style:family="paragraph"/>
    <style:style style:name="P5" style:parent-style-name="Listenabsatz" style:list-style-name="LFO1" style:family="paragraph"/>
  </office:automatic-styles>
  <office:body>
    <office:text text:use-soft-page-breaks="true">
      <text:list text:style-name="LFO1" text:continue-numbering="true">
        <text:list-item>
          <text:p text:style-name="P1">Polizei Sachsen (Kategorie: Behörden &amp; Verwaltung): Auszeichnung für den Einsatz von videobasierter Personenerkennung, der den Datenschutz massiv gefährdet, da Menschen in öffentlichen<text:s/>Räumen systematisch überwacht werden.</text:p>
        </text:list-item>
      </text:list>
      <text:p text:style-name="Standard"/>
      <text:list text:style-name="LFO1" text:continue-numbering="true">
        <text:list-item>
          <text:p text:style-name="P2">Temu &amp; Shein (Kategorie: Verbraucherschutz): Kritisiert für ihre fragwürdigen Datenschutzpraktiken, insbesondere im Umgang mit Kundendaten. Beide Unternehmen sammeln aggressiv Informationen und gewährleisten unzureichenden Schutz.</text:p>
        </text:list-item>
      </text:list>
      <text:p text:style-name="Standard"/>
      <text:list text:style-name="LFO1" text:continue-numbering="true">
        <text:list-item>
          <text:p text:style-name="P3">Deutsche Bahn (Kategorie: Mobilität): Erhielt den Preis für die zunehmende Überwachung im Bahnverkehr, die es schwierig macht, ohne digitale Überwachung zu reisen. Dies stellt eine Form von digitalem Zwang dar.</text:p>
        </text:list-item>
      </text:list>
      <text:p text:style-name="Standard"/>
      <text:list text:style-name="LFO1" text:continue-numbering="true">
        <text:list-item>
          <text:p text:style-name="P4">Karl Lauterbach (Kategorie:<text:s/>Gesundheit): Für seine Rolle beim Europäischen Gesundheitsdatenraum (EHDS), der sensible Gesundheitsdaten zentralisiert und potenziell für Missbrauch anfällig macht.</text:p>
        </text:list-item>
      </text:list>
      <text:p text:style-name="Standard"/>
      <text:list text:style-name="LFO1" text:continue-numbering="true">
        <text:list-item>
          <text:p text:style-name="P5">Technikpaternalismus (Kategorie: Trend): Warnung vor Technologien, die den Nutzern Entscheidungen abnehmen und durch ständige Überwachung die Kontrolle über das eigene Leben einschränken.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DejaVu Serif" svg:font-family="DejaVu Serif" style:font-family-generic="roman" style:font-pitch="variable" svg:panose-1="2 6 6 3 5 6 5 2 2 4"/>
    <style:font-face style:name="DejaVu Sans" svg:font-family="DejaVu Sans" style:font-family-generic="swiss" style:font-pitch="variable" svg:panose-1="2 11 6 3 3 8 4 2 2 4"/>
    <style:font-face style:name="Noto Sans Devanagari" svg:font-family="Noto Sans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DejaVu Serif" style:font-name-asian="DejaVu Sans" style:font-name-complex="Noto Sans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DejaVu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Beschriftung" style:display-name="Beschriftung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Listenabsatz" style:display-name="Listenabsatz" style:family="paragraph" style:parent-style-name="Standard">
      <style:paragraph-properties fo:margin-left="0.5in">
        <style:tab-stops/>
      </style:paragraph-properties>
      <style:text-properties style:font-name-complex="Mangal" style:font-size-complex="10.5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DejaVu Serif" style:font-name-asian="DejaVu Sans" style:font-name-complex="Noto Sans Devanagar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DejaVu Serif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Cédric Laurent Klinge</dc:creator>
    <meta:creation-date>2018-10-26T13:35:00Z</meta:creation-date>
    <dc:date>2024-10-14T07:03:00Z</dc:date>
    <meta:template xlink:href="Normal.dotm" xlink:type="simple"/>
    <meta:editing-cycles>2</meta:editing-cycles>
    <meta:editing-duration>PT0S</meta:editing-duration>
    <meta:document-statistic meta:page-count="1" meta:paragraph-count="2" meta:word-count="143" meta:character-count="1049" meta:row-count="7" meta:non-whitespace-character-count="908"/>
  </office:meta>
</office:document-meta>
</file>